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arial, x-locale-body, sans-serif"/>
    <style:font-face style:name="consolas" svg:font-family="consolas, 'Liberation Mono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25in" loext:contextual-spacing="false" fo:orphans="2" fo:widows="2" fo:text-indent="0in" style:auto-text-indent="false" fo:padding="0in" fo:border="none"/>
      <style:text-properties fo:font-variant="normal" fo:text-transform="none" fo:color="#333333" style:font-name="Open Sans" fo:font-size="14pt" fo:letter-spacing="normal" fo:font-style="normal" fo:font-weight="normal"/>
    </style:style>
    <style:style style:name="P2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3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4" style:family="paragraph" style:parent-style-name="Text_20_body" style:list-style-name="L1">
      <style:paragraph-properties fo:margin-left="0in" fo:margin-right="0in" fo:margin-top="0in" fo:margin-bottom="0.0626in" loext:contextual-spacing="false" fo:orphans="2" fo:widows="2" fo:text-indent="0in" style:auto-text-indent="false" fo:padding="0in" fo:border="none"/>
      <style:text-properties fo:font-variant="normal" fo:text-transform="none" fo:color="#333333" style:font-name="Open Sans" fo:font-size="14pt" fo:letter-spacing="normal" fo:font-style="normal" fo:font-weight="normal"/>
    </style:style>
    <style:style style:name="P5" style:family="paragraph" style:parent-style-name="Text_20_body" style:list-style-name="L2">
      <style:paragraph-properties fo:margin-left="0in" fo:margin-right="0in" fo:margin-top="0in" fo:margin-bottom="0.0626in" loext:contextual-spacing="false" fo:orphans="2" fo:widows="2" fo:text-indent="0in" style:auto-text-indent="false" fo:padding="0in" fo:border="none"/>
      <style:text-properties fo:font-variant="normal" fo:text-transform="none" fo:color="#333333" style:font-name="Open Sans" fo:font-size="14pt" fo:letter-spacing="normal" fo:font-style="normal" fo:font-weight="normal"/>
    </style:style>
    <style:style style:name="P6" style:family="paragraph" style:parent-style-name="Text_20_body" style:list-style-name="L3">
      <style:paragraph-properties fo:margin-left="0in" fo:margin-right="0in" fo:margin-top="0in" fo:margin-bottom="0.0626in" loext:contextual-spacing="false" fo:orphans="2" fo:widows="2" fo:text-indent="0in" style:auto-text-indent="false" fo:padding="0in" fo:border="none"/>
      <style:text-properties fo:font-variant="normal" fo:text-transform="none" fo:color="#333333" style:font-name="Open Sans" fo:font-size="14pt" fo:letter-spacing="normal" fo:font-style="normal" fo:font-weight="normal"/>
    </style:style>
    <style:style style:name="T1" style:family="text">
      <style:text-properties fo:font-variant="normal" fo:text-transform="none" fo:color="#333333" style:font-name="Open Sans" fo:font-size="14pt" fo:letter-spacing="normal" fo:font-style="normal" fo:font-weight="normal"/>
    </style:style>
    <style:style style:name="T2" style:family="text">
      <style:text-properties fo:font-variant="normal" fo:text-transform="none" fo:color="#3f87a6" style:text-line-through-style="none" style:text-line-through-type="none" style:font-name="consolas" fo:font-size="14pt" fo:letter-spacing="normal" fo:font-style="normal" style:text-underline-style="none" fo:font-weight="normal" style:text-blinking="false" loext:padding="0in" loext:border="none"/>
    </style:style>
    <style:style style:name="T3" style:family="text">
      <style:text-properties fo:font-variant="normal" fo:text-transform="none" fo:color="#3f87a6" style:text-line-through-style="none" style:text-line-through-type="none" style:font-name="Open Sans" fo:font-size="14pt" fo:letter-spacing="normal" fo:font-style="normal" style:text-underline-style="none" fo:font-weight="normal" style:text-blinking="false" loext:padding="0in" loext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this project, your task is to mark up a letter that needs to be hosted on a university intranet. The letter is a response from a research fellow to a prospective PhD student concerning their application to work at the university.</text:p>
      <text:p text:style-name="P1">Block/structural semantics:</text:p>
      <text:list xml:id="list242364041186004214" text:style-name="L1">
        <text:list-item>
          <text:p text:style-name="P2"><text:span text:style-name="T1">You should structure the overall document with an appropriate structure including doctype, and </text:span><text:a xlink:type="simple" xlink:href="https://developer.mozilla.org/en-US/docs/Web/HTML/Element/html" text:style-name="Internet_20_link" text:visited-style-name="Visited_20_Internet_20_Link"><text:span text:style-name="Source_20_Text"><text:span text:style-name="T2">&lt;html&gt;</text:span></text:span></text:a><text:span text:style-name="T1">, </text:span><text:a xlink:type="simple" xlink:href="https://developer.mozilla.org/en-US/docs/Web/HTML/Element/head" text:style-name="Internet_20_link" text:visited-style-name="Visited_20_Internet_20_Link"><text:span text:style-name="Source_20_Text"><text:span text:style-name="T2">&lt;head&gt;</text:span></text:span></text:a><text:span text:style-name="T1"> and </text:span><text:a xlink:type="simple" xlink:href="https://developer.mozilla.org/en-US/docs/Web/HTML/Element/body" text:style-name="Internet_20_link" text:visited-style-name="Visited_20_Internet_20_Link"><text:span text:style-name="Source_20_Text"><text:span text:style-name="T2">&lt;body&gt;</text:span></text:span></text:a><text:span text:style-name="T1"> elements.</text:span></text:p>
        </text:list-item>
        <text:list-item>
          <text:p text:style-name="P4">The letter in general should be marked up with a structure of paragraphs and headings, with the exception of the below points. There is one top level heading (the "Re:" line) and three second level headings.</text:p>
        </text:list-item>
        <text:list-item>
          <text:p text:style-name="P4">The semester start dates, study subjects and exotic dances should be marked up using an appropriate list type.</text:p>
        </text:list-item>
        <text:list-item>
          <text:p text:style-name="P2"><text:span text:style-name="T1">The two addresses can just be put inside paragraphs. The </text:span><text:a xlink:type="simple" xlink:href="https://developer.mozilla.org/en-US/docs/Web/HTML/Element/address" text:style-name="Internet_20_link" text:visited-style-name="Visited_20_Internet_20_Link"><text:span text:style-name="Source_20_Text"><text:span text:style-name="T2">&lt;address&gt;</text:span></text:span></text:a><text:span text:style-name="T1"> element is not appropriate for them — think about why. In addition, each line of the addresses should sit on a new line, but not be in a new paragraph.</text:span></text:p>
        </text:list-item>
      </text:list>
      <text:p text:style-name="P1">Inline semantics:</text:p>
      <text:list xml:id="list2778200839613228387" text:style-name="L2">
        <text:list-item>
          <text:p text:style-name="P5">The names of the sender and receiver (and "Tel" and "Email") should be marked up with strong importance.</text:p>
        </text:list-item>
        <text:list-item>
          <text:p text:style-name="P5">The four dates in the document should be given appropriate elements containing machine-readable dates.</text:p>
        </text:list-item>
        <text:list-item>
          <text:p text:style-name="P5">The first address and first date in the letter should be given a class attribute value of "sender-column"; the CSS you'll add later will then cause these to be right aligned, as should be the case in a classic letter layout.</text:p>
        </text:list-item>
        <text:list-item>
          <text:p text:style-name="P5">The five acronyms/abbreviations in the main text of the letter should be marked up to provide expansions of each acronym/abbreviation.</text:p>
        </text:list-item>
        <text:list-item>
          <text:p text:style-name="P5"><text:soft-page-break/>The six sub/superscripts should be marked up appropriately — in the chemical formulae, <text:s/>and the numbers 103 and 104 (they should be 10 to the power or 3 and 4, respectively).</text:p>
        </text:list-item>
        <text:list-item>
          <text:p text:style-name="P3"><text:span text:style-name="T1">The degree symbols and multiply symbols should be marked up using </text:span><text:a xlink:type="simple" xlink:href="https://en.wikipedia.org/wiki/List_of_XML_and_HTML_character_entity_references" text:style-name="Internet_20_link" text:visited-style-name="Visited_20_Internet_20_Link"><text:span text:style-name="T3">appropriate entity references</text:span></text:a><text:span text:style-name="T1">.</text:span></text:p>
        </text:list-item>
        <text:list-item>
          <text:p text:style-name="P5">Try to mark up at least two appropriate words in the text with strong importance/emphasis.</text:p>
        </text:list-item>
        <text:list-item>
          <text:p text:style-name="P5">There are two places where a hyperlink should be added; add appropriate links with titles. For the location that the links point to, just use http://example.com.</text:p>
        </text:list-item>
        <text:list-item>
          <text:p text:style-name="P5">The university motto quote and citation should be marked up with appropriate elements.</text:p>
        </text:list-item>
      </text:list>
      <text:p text:style-name="P1">The head of the document:</text:p>
      <text:list xml:id="list1956025143533003606" text:style-name="L3">
        <text:list-item>
          <text:p text:style-name="P6">The character set of the document should be specified as utf-8 using an appropriate meta tag.</text:p>
        </text:list-item>
        <text:list-item>
          <text:p text:style-name="P6">The author of the letter should be specified in an appropriate meta tag.</text:p>
        </text:list-item>
        <text:list-item>
          <text:p text:style-name="P6">The provided CSS should be included inside an appropriate tag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arial, x-locale-body, sans-serif"/>
    <style:font-face style:name="consolas" svg:font-family="consolas, 'Liberation Mono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06:30:13.250585504</meta:creation-date>
    <dc:date>2018-05-28T06:31:33.098039358</dc:date>
    <meta:editing-duration>PT1M20S</meta:editing-duration>
    <meta:editing-cycles>1</meta:editing-cycles>
    <meta:document-statistic meta:table-count="0" meta:image-count="0" meta:object-count="0" meta:page-count="2" meta:paragraph-count="20" meta:word-count="409" meta:character-count="2381" meta:non-whitespace-character-count="2005"/>
    <meta:generator>LibreOffice/5.1.6.2$Linux_X86_64 LibreOffice_project/10m0$Build-2</meta:generator>
  </office:meta>
</office:document-meta>
</file>